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90fa4" officeooo:paragraph-rsid="00190fa4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f12f8" officeooo:paragraph-rsid="001f12f8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2682ea" officeooo:paragraph-rsid="002682ea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2682ea" officeooo:paragraph-rsid="0026aaef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26aaef" officeooo:paragraph-rsid="0026aaef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fo:font-weight="bold" officeooo:rsid="0021ba90" officeooo:paragraph-rsid="0021ba90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/>
      <style:text-properties style:font-name="Ubuntu" fo:font-size="14pt" officeooo:rsid="002b3bd2" officeooo:paragraph-rsid="002b3bd2" style:font-size-asian="14pt" style:font-size-complex="14pt"/>
    </style:style>
    <style:style style:name="P9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1a5ebd"/>
    </style:style>
    <style:style style:name="T2" style:family="text">
      <style:text-properties officeooo:rsid="001ffa2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3aaf2" style:font-weight-asian="normal" style:font-weight-complex="normal"/>
    </style:style>
    <style:style style:name="T5" style:family="text">
      <style:text-properties fo:font-weight="normal" officeooo:rsid="0023aaf2" fo:background-color="#dddddd" loext:char-shading-value="0" style:font-weight-asian="normal" style:font-weight-complex="normal"/>
    </style:style>
    <style:style style:name="T6" style:family="text">
      <style:text-properties officeooo:rsid="002682e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6aa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<text:span text:style-name="T1">Para juntar operação de numero e string coloca parênteses na operação</text:span></text:p>
      <text:p text:style-name="P3"/>
      <text:p text:style-name="P3">As chaves só são necessarias quando precisar delimitar um numero maior que 1 de instruções de um bloco, ou seja, mais de uma linha de codigo. Se no if só tiver uma linha não vai precisar das chaves. <text:span text:style-name="T2">Inicio e fim do codigo</text:span></text:p>
      <text:p text:style-name="P7"/>
      <text:p text:style-name="P7">Pré-incremento: <text:span text:style-name="T3">incrementa o conteudo da variavel no inicio, </text:span><text:span text:style-name="T4">fazendo o incremento antes e qualquer outra coisa depois: <text:s/></text:span><text:span text:style-name="T5">++variavel</text:span></text:p>
      <text:p text:style-name="P3"/>
      <text:p text:style-name="P4"><text:span text:style-name="T7">Inversão de valor:</text:span> </text:p>
      <text:p text:style-name="P6">variavel*=-1: <text:span text:style-name="T6">passa pra negativo </text:span>pra sempre</text:p>
      <text:p text:style-name="P6">variavel*=+1: <text:span text:style-name="T6">passa pra positivo </text:span>pra sempre</text:p>
      <text:p text:style-name="P4">-variavel: passa pra negativo <text:span text:style-name="T8">momentaniamente</text:span></text:p>
      <text:p text:style-name="P5">+variavel: passa pra positivo <text:span text:style-name="T8">momentaniamente</text:span></text:p>
      <text:p text:style-name="P1">_____________________________________________________________________</text:p>
      <text:h text:style-name="P9" text:outline-level="2">Tratamento de Erros</text:h>
      <text:p text:style-name="P8">Para tratar erros é necessario usar os metodos try, catch e finally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0T15:04:32.553191887</meta:creation-date>
    <dc:date>2023-01-01T02:58:44.069068037</dc:date>
    <meta:editing-duration>PT11H36M20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113" meta:character-count="771" meta:non-whitespace-character-count="666"/>
  </office:meta>
</office:document-meta>
</file>